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ans-serif" svg:font-family="sans-serif"/>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paragraph-properties style:writing-mode="lr-tb"/>
      <style:text-properties style:font-name="serif" fo:font-size="12pt"/>
    </style:style>
    <style:style style:name="P4" style:family="paragraph" style:parent-style-name="Standard">
      <style:paragraph-properties style:writing-mode="lr-tb"/>
      <style:text-properties style:font-name="serif" fo:font-size="12pt" fo:font-weight="bold" style:font-weight-asian="bold" style:font-weight-complex="bold"/>
    </style:style>
    <style:style style:name="P5" style:family="paragraph" style:parent-style-name="Standard">
      <style:paragraph-properties style:writing-mode="lr-tb"/>
      <style:text-properties style:font-name="serif" fo:font-size="9.75pt"/>
    </style:style>
    <style:style style:name="P6" style:family="paragraph" style:parent-style-name="Standard">
      <style:paragraph-properties style:writing-mode="lr-tb"/>
      <style:text-properties style:font-name="serif" fo:font-size="10.5pt"/>
    </style:style>
    <style:style style:name="P7" style:family="paragraph" style:parent-style-name="Standard">
      <style:paragraph-properties style:writing-mode="lr-tb"/>
      <style:text-properties style:font-name="sans-serif" fo:font-size="9pt"/>
    </style:style>
    <style:style style:name="P8" style:family="paragraph" style:parent-style-name="Standard">
      <style:paragraph-properties fo:break-before="page"/>
      <style:text-properties style:text-underline-style="none"/>
    </style:style>
    <style:style style:name="T1" style:family="text">
      <style:text-properties fo:font-size="10.5pt"/>
    </style:style>
    <style:style style:name="T2" style:family="text">
      <style:text-properties fo:font-size="11.25pt"/>
    </style:style>
    <style:style style:name="T3" style:family="text">
      <style:text-properties style:font-name="serif" fo:font-size="9.75pt"/>
    </style:style>
    <style:style style:name="T4" style:family="text">
      <style:text-properties style:font-name="serif" fo:font-size="10.5pt"/>
    </style:style>
    <style:style style:name="T5" style:family="text">
      <style:text-properties style:font-name="sans-serif"/>
    </style:style>
    <style:style style:name="T6" style:family="text">
      <style:text-properties fo:font-size="9.7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isturbance length</text:p>
      <text:p text:style-name="P4"/>
      <text:p text:style-name="P3"/>
      <text:p text:style-name="P3">From - <text:a xlink:type="simple" xlink:href="http://www.psfc.mit.edu/library1/catalog/reports/2000/02ja/02ja003/02ja003_full.pdf">http://www.psfc.mit.edu/library1/catalog/reports/2000/02ja/02ja003/02ja003_full.pdf</text:a> </text:p>
      <text:p text:style-name="P3"/>
      <text:p text:style-name="P3">as noted above, it is well established that when a probe is inserted into a plasma it always forms a local scrape-off layer (WRITE ABOUT SOL IN TOKAMAKS) the presheath plasma zone, where the plasma density is depressed by a factor of ~2 (in the case of a</text:p>
      <text:p text:style-name="P3">non-flowing background plasma). The disturbance scale length along the magnetic field line is set primarily by particle balance; the cross-field plasma flux into the presheath zone balances the parallel flux onto the probe body. </text:p>
      <text:p text:style-name="P3">So the probe disturbs the plasma over a long length as cross field diffusion is much slower than parallel diffusion so a long section of field line is required in order to balance the two fluxes. This distance is called the probe disturbance length (L_col). It is often assumed that the bohm velocity is reached for ions in the parallel direction. Get equations from page 107 of chapter 3 thesis and typical JET conditions. <text:s/></text:p>
      <text:p text:style-name="Standard"/>
      <text:p text:style-name="Standard"/>
      <text:p text:style-name="Standard">From </text:p>
      <text:p text:style-name="Standard">http://iopscience.iop.org/0022-3727/22/5/011/pdf/0022-3727_22_5_011.pdf</text:p>
      <text:p text:style-name="Standard"/>
      <text:p text:style-name="P7">When a material object is inserted into the scrape-off layer of a tokamak, it creates a wake which extends parallel to the magnetic field. </text:p>
      <text:p text:style-name="P7"/>
      <text:p text:style-name="P7">The disturbed zone is a consequence of the equilibrium between parallel and cross-field particle </text:p>
      <text:p text:style-name="P7">transport. </text:p>
      <text:p text:style-name="P7"/>
      <text:p text:style-name="P7">Cross field diffusion processes are poorly understood </text:p>
      <text:p text:style-name="P7"/>
      <text:p text:style-name="P5">In the interpretation of the Langmuir <text:span text:style-name="T1">I-V </text:span>characteristics, it is almost always assumed that the magnetic field and the cross-field transport processes can be ignored. This startling assumption clearly calls for examination. It is assumed, for example, that when the probe potential is varied the change in potential is entirely confined to the sheath. This assumption is basic to the extraction of a value of <text:span text:style-name="T2">T, </text:span>from the probe <text:span text:style-name="T1">I-V </text:span>characteristics. In a non-magnetic plasma the assumption is valid since the plasma generally has negligible resistivity compared with that of the effective sheath. In a strongly magnetised plasma, however, it is not clear that this assumption is valid, particularly when the nature of cross-field transport is not understood: it is conceivable that a significant portion of the potential difference applied to the probe could appear cross-field, between the magnetic flux tube terminating on the probe and adjacent </text:p>
      <text:p text:style-name="P5">flux tubes</text:p>
      <text:p text:style-name="P7"/>
      <text:p text:style-name="P7">Any surface entered into the plasma acts as a sink for the plasma ions. A sheath forms, beyond the sheath lies the disturbed region <text:span text:style-name="T3">where plasma has a net flow <text:s/>velocity in <text:s/>the direction of <text:s/>the surface, as illustrated by figure </text:span><text:span text:style-name="T4">1. </text:span><text:span text:style-name="T3">In the absence of any volume sources this parallel </text:span></text:p>
      <text:p text:style-name="P5">flow is fed by the diffusion of plasma across the magnetic field into the flowing region where </text:p>
      <text:p text:style-name="P5">the density <text:span text:style-name="T1">is </text:span>depressed. The disturbing surface therefore creates a wake whose </text:p>
      <text:p text:style-name="P5">approximate extent is the collection length <text:span text:style-name="T5">[g]. </text:span></text:p>
      <text:p text:style-name="P7"/>
      <text:p text:style-name="P7"/>
      <text:p text:style-name="Standard">The Coefficient D is not known from theory has to be measured. <text:s/><text:span text:style-name="T3">are anomalous, </text:span></text:p>
      <text:p text:style-name="P5">and have to </text:p>
      <text:p text:style-name="P5">be established empirically</text:p>
      <text:p text:style-name="P6"/>
      <text:p text:style-name="P6"/>
      <text:p text:style-name="P6"><text:soft-page-break/>From the viewpoint of understanding the disturbing effect of probe insertion it is </text:p>
      <text:p text:style-name="P6">necessary to know L,. If, for example, L, exceeds the distance along <text:span text:style-name="T6">B </text:span>to the next solid </text:p>
      <text:p text:style-name="P6">object then the probe will measure conditions different to those that existed <text:span text:style-name="T6">in </text:span></text:p>
      <text:p text:style-name="P6">the probe's absence.</text:p>
      <text:p text:style-name="P6"/>
      <text:p text:style-name="P6"/>
      <text:p text:style-name="P6"/>
      <text:p text:style-name="P6">READ MORE ABOUT THIScharacteristics for strongly magnetised plasmas: net electron collection by such a Langmuir probe is </text:p>
      <text:p text:style-name="P6">generally observed to be strongly suppressed compared </text:p>
      <text:p text:style-name="P6">with the electron collection in </text:p>
      <text:p text:style-name="P6">a non-magnetised plasma <text:s/>The effect was explained qualitatively in the 1940s by Bohm <text:s/></text:p>
      <text:p text:style-name="P6">as being due to the frictional </text:p>
      <text:p text:style-name="P6">losses suffered by </text:p>
      <text:p text:style-name="P6">electrons drawn down the long flux tube of length L,. Quantitative calculations of this suppression, </text:p>
      <text:p text:style-name="P6">however, underestimate its magnitude: at least they do when based on L:rnb, i.e. on measured values of suppression </text:p>
      <text:p text:style-name="P6">may be explained.</text:p>
      <text:p text:style-name="P6"/>
      <text:p text:style-name="Standard"/>
      <text:p text:style-name="Standard"/>
      <text:p text:style-name="P1">Bohm Cohen Stageby model (BCS) <text:s/></text:p>
      <text:p text:style-name="P1"/>
      <text:p text:style-name="P2">Most general magnetised probe theory </text:p>
      <text:p text:style-name="P2">based upon a two fluid treatment </text:p>
      <text:p text:style-name="P2">assumes presheath is one dimensional</text:p>
      <text:p text:style-name="P2">plasma paarameters are functions of the x coordinate which is parallel to the B field </text:p>
      <text:p text:style-name="P2">electrons have collisions with ions while being drawn along flux tubes to the probe </text:p>
      <text:p text:style-name="P2">electron sat current is reduced by a factor (r/1+r) </text:p>
      <text:p text:style-name="P2">where r is the reduction factor defined on page 110 </text:p>
      <text:p text:style-name="P2"/>
      <text:p text:style-name="P2">Bohm’s basic idea is that the electrons suf-</text:p>
      <text:p text:style-name="P2">fer friction with the ions when one biases the probe to</text:p>
      <text:p text:style-name="P2">collect electrons [7]. To pull in the electrons, an electric</text:p>
      <text:p text:style-name="P2">field arises along the magnetic field lines in the flux tube</text:p>
      <text:p text:style-name="P2">contacting the probing object, and the ions are repelled</text:p>
      <text:p text:style-name="P2">and are in a static equilibrium. Thus, the ions satisfy</text:p>
      <text:p text:style-name="P2">a Boltzmann relation, which means there is a potential</text:p>
      <text:p text:style-name="P2">hill just in front of the probe where ne = ni = n1 and</text:p>
      <text:p text:style-name="P2">n1 &lt; no , and n1</text:p>
      <text:p text:style-name="P2">no if electron-ion (e-i) friction is very <text:s/>strong, where no is the unperturbed density. Thus, the</text:p>
      <text:p text:style-name="P2">electron collection, n1 ve /4, is reduced compared to the</text:p>
      <text:p text:style-name="P2">value of no ve /4 without a magnetic field. Sanmartin did</text:p>
      <text:p text:style-name="P2">a high-powered kinetic analysis of the problem assuming</text:p>
      <text:p text:style-name="P2">only classical cross-field transport and claimed isother-</text:p>
      <text:p text:style-name="P2">mal ions [8]. Cohen followed this with a simpler model</text:p>
      <text:p text:style-name="P2">and drew figures showing the potential hill [9]. Stangeby</text:p>
      <text:p text:style-name="P2">developed a fluid model based upon Bohm’s idea and an-</text:p>
      <text:p text:style-name="P2">alyzed the electron current from negligible levels upto the</text:p>
      <text:p text:style-name="P2">electron saturation current while Bohm only analyzed</text:p>
      <text:p text:style-name="P2">the electron saturation current [10]. However, Guenther</text:p>
      <text:p text:style-name="P2">questioned this entire picture by stating that previous</text:p>
      <text:p text:style-name="P2">models by Bohm and Stangeby lacked a physical foun-</text:p>
      <text:p text:style-name="P2">dation since they neglected e-i collisions and only con-</text:p>
      <text:p text:style-name="P2"><text:soft-page-break/>sidered electron-neutral (e-n) collisions, and presented</text:p>
      <text:p text:style-name="P2">an entirely new model [11]. Although he misunderstood</text:p>
      <text:p text:style-name="P2">their models, since they included e-i collisions in their</text:p>
      <text:p text:style-name="P2">models, his contention about the potential hill seems to</text:p>
      <text:p text:style-name="P2">be correct; i.e., if one considers only e-i collisions, then</text:p>
      <text:p text:style-name="P2">there is no need for a potential hill. In order to resolve</text:p>
      <text:p text:style-name="P2">the above argument, one needs to do a kinetic analysis</text:p>
      <text:p text:style-name="P2">of the electron collection with and without the potential</text:p>
      <text:p text:style-name="P2">hill assumption and to check the self-consistency. </text:p>
      <text:p text:style-name="P2"><text:a xlink:type="simple" xlink:href="http://www.google.co.uk/url?sa=t&amp;rct=j&amp;q=&amp;esrc=s&amp;source=web&amp;cd=3&amp;ved=0CEYQFjAC&amp;url=http%3A%2F%2Fwww.kps.or.kr%2Fhome%2Fkor%2Fjournal%2Flibrary%2FdownloadPdf.asp%3Farticleuid%3D%257BD64ACA46-FB80-4919-964F-5220F8A3D495%257D&amp;ei=5l2HU8P1Gevd7QaGxYGwCQ&amp;usg=AFQjCNFLcu263o5ZVyX32cb42exDOdRXGQ&amp;sig2=vGET0rnXBUl1VE8PHhJCuw&amp;bvm=bv.67720277,d.ZGU">http://www.google.co.uk/url?sa=t&amp;rct=j&amp;q=&amp;esrc=s&amp;source=web&amp;cd=3&amp;ved=0CEYQFjAC&amp;url=http%3A%2F%2Fwww.kps.or.kr%2Fhome%2Fkor%2Fjournal%2Flibrary%2FdownloadPdf.asp%3Farticleuid%3D%257BD64ACA46-FB80-4919-964F-5220F8A3D495%257D&amp;ei=5l2HU8P1Gevd7QaGxYGwCQ&amp;usg=AFQjCNFLcu263o5ZVyX32cb42exDOdRXGQ&amp;sig2=vGET0rnXBUl1VE8PHhJCuw&amp;bvm=bv.67720277,d.ZGU</text:a> </text:p>
      <text:p text:style-name="P2"/>
      <text:p text:style-name="P2"/>
      <text:p text:style-name="P2"/>
      <text:p text:style-name="P2"/>
      <text:p text:style-name="P2"/>
      <text:p text:style-name="P2">try and find <text:s/>the paper “D. Bohm, in The Characteristics of Electrical Discharges</text:p>
      <text:p text:style-name="P2">in Magnetic Fields,” </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sans-serif" svg:font-family="sans-serif"/>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9T15:23:17</meta:creation-date>
    <dc:date>2014-05-29T17:36:05</dc:date>
    <meta:editing-duration>PT2H7M25S</meta:editing-duration>
    <meta:editing-cycles>16</meta:editing-cycles>
    <meta:generator>LibreOffice/3.5$Linux_X86_64 LibreOffice_project/350m1$Build-2</meta:generator>
    <meta:document-statistic meta:table-count="0" meta:image-count="0" meta:object-count="0" meta:page-count="4" meta:paragraph-count="76" meta:word-count="983" meta:character-count="6483" meta:non-whitespace-character-count="5496"/>
  </office:meta>
</office:document-meta>
</file>